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83cm"/>
    </style:style>
    <style:style style:name="gr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01cm"/>
    </style:style>
    <style:style style:name="gr1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29cm"/>
    </style:style>
    <style:style style:name="gr19" style:family="graphic" style:parent-style-name="standard">
      <style:graphic-properties draw:fill-color="#00cc33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0000cc" fo:font-style="italic" style:font-style-asian="italic" style:font-style-complex="italic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cc" fo:font-style="italic" style:font-style-asian="italic" style:font-style-complex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16cm" svg:y1="4.104cm" svg:x2="1.916cm" svg:y2="24.322cm">
          <text:p/>
        </draw:line>
        <draw:line draw:style-name="gr1" draw:text-style-name="P1" draw:layer="layout" svg:x1="18.367cm" svg:y1="4.221cm" svg:x2="18.367cm" svg:y2="24.322cm">
          <text:p/>
        </draw:line>
        <draw:line draw:style-name="gr1" draw:text-style-name="P1" draw:layer="layout" svg:x1="14.489cm" svg:y1="4.221cm" svg:x2="14.489cm" svg:y2="24.439cm">
          <text:p/>
        </draw:line>
        <draw:line draw:style-name="gr1" draw:text-style-name="P1" draw:layer="layout" svg:x1="6.617cm" svg:y1="4.104cm" svg:x2="6.617cm" svg:y2="24.322cm">
          <text:p/>
        </draw:line>
        <draw:line draw:style-name="gr2" draw:text-style-name="P1" draw:layer="layout" svg:x1="10.494cm" svg:y1="4.104cm" svg:x2="10.494cm" svg:y2="24.439cm">
          <text:p/>
        </draw:line>
        <draw:rect draw:style-name="gr3" draw:text-style-name="P2" draw:layer="layout" svg:width="3.642cm" svg:height="0.818cm" svg:x="8.497cm" svg:y="24.439cm">
          <text:p text:style-name="P2"><text:span text:style-name="T1">Device_temp</text:span></text:p>
        </draw:rect>
        <draw:rect draw:style-name="gr3" draw:text-style-name="P2" draw:layer="layout" svg:width="2.937cm" svg:height="0.935cm" svg:x="12.727cm" svg:y="24.322cm">
          <text:p text:style-name="P2"><text:span text:style-name="T1">GW_REP1</text:span></text:p>
        </draw:rect>
        <draw:rect draw:style-name="gr3" draw:text-style-name="P2" draw:layer="layout" svg:width="2.533cm" svg:height="0.935cm" svg:x="1.381cm" svg:y="24.322cm">
          <text:p text:style-name="P2"><text:span text:style-name="T1">GW_REP4</text:span></text:p>
        </draw:rect>
        <draw:rect draw:style-name="gr3" draw:text-style-name="P2" draw:layer="layout" svg:width="2.937cm" svg:height="0.935cm" svg:x="4.972cm" svg:y="24.322cm">
          <text:p text:style-name="P2"><text:span text:style-name="T1">GW_REP3</text:span></text:p>
        </draw:rect>
        <draw:rect draw:style-name="gr3" draw:text-style-name="P2" draw:layer="layout" svg:width="2.48cm" svg:height="0.935cm" svg:x="16.3cm" svg:y="24.322cm">
          <text:p text:style-name="P2"><text:span text:style-name="T1">GW_REP2</text:span></text:p>
        </draw:rect>
        <draw:line draw:style-name="gr4" draw:text-style-name="P1" draw:layer="layout" svg:x1="10.494cm" svg:y1="4.455cm" svg:x2="1.916cm" svg:y2="5.507cm">
          <text:p/>
        </draw:line>
        <draw:line draw:style-name="gr4" draw:text-style-name="P1" draw:layer="layout" svg:x1="10.495cm" svg:y1="4.455cm" svg:x2="6.617cm" svg:y2="5.39cm">
          <text:p/>
        </draw:line>
        <draw:line draw:style-name="gr4" draw:text-style-name="P1" draw:layer="layout" svg:x1="10.494cm" svg:y1="4.455cm" svg:x2="18.367cm" svg:y2="5.741cm">
          <text:p/>
        </draw:line>
        <draw:line draw:style-name="gr4" draw:text-style-name="P1" draw:layer="layout" svg:x1="10.494cm" svg:y1="4.455cm" svg:x2="14.489cm" svg:y2="5.741cm">
          <text:p/>
        </draw:line>
        <draw:frame draw:style-name="gr5" draw:text-style-name="P3" draw:layer="layout" svg:width="13.35cm" svg:height="0.962cm" svg:x="4.502cm" svg:y="4.154cm">
          <draw:text-box>
            <text:p><text:span text:style-name="T2">Request Temperature to all gateway Replicas</text:span></text:p>
          </draw:text-box>
        </draw:frame>
        <draw:frame draw:style-name="gr6" draw:text-style-name="P3" draw:layer="layout" svg:width="14.76cm" svg:height="0.962cm" svg:x="3.066cm" svg:y="5.445cm">
          <draw:text-box>
            <text:p><text:span text:style-name="T2">Any Replica can run Paxos Assume Rep 4 ran first</text:span></text:p>
          </draw:text-box>
        </draw:frame>
        <draw:line draw:style-name="gr7" draw:text-style-name="P4" draw:layer="layout" svg:x1="1.916cm" svg:y1="6.438cm" svg:x2="6.616cm" svg:y2="6.909cm">
          <text:p text:style-name="P1"><text:span text:style-name="T3">Prepare, Rep4: <text:s/>1</text:span></text:p>
          <text:p text:style-name="P1"><text:span text:style-name="T3"/></text:p>
        </draw:line>
        <draw:line draw:style-name="gr7" draw:text-style-name="P4" draw:layer="layout" svg:x1="1.916cm" svg:y1="6.558cm" svg:x2="14.489cm" svg:y2="8.778cm">
          <text:p text:style-name="P1"><text:span text:style-name="T3">Prepare, Rep4: 1</text:span></text:p>
          <text:p text:style-name="P1"><text:span text:style-name="T3"/></text:p>
        </draw:line>
        <draw:line draw:style-name="gr7" draw:text-style-name="P4" draw:layer="layout" svg:x1="1.916cm" svg:y1="6.675cm" svg:x2="18.249cm" svg:y2="10.181cm">
          <text:p text:style-name="P1"><text:span text:style-name="T3">Prepare, Rep4: 1</text:span></text:p>
          <text:p text:style-name="P1"><text:span text:style-name="T3"/></text:p>
        </draw:line>
        <draw:line draw:style-name="gr4" draw:text-style-name="P1" draw:layer="layout" svg:x1="6.616cm" svg:y1="9.714cm" svg:x2="1.916cm" svg:y2="11.116cm">
          <text:p/>
        </draw:line>
        <draw:line draw:style-name="gr4" draw:text-style-name="P1" draw:layer="layout" svg:x1="14.489cm" svg:y1="9.597cm" svg:x2="1.916cm" svg:y2="11.233cm">
          <text:p/>
        </draw:line>
        <draw:line draw:style-name="gr4" draw:text-style-name="P1" draw:layer="layout" svg:x1="18.367cm" svg:y1="10.415cm" svg:x2="2.034cm" svg:y2="11.584cm">
          <text:p/>
        </draw:line>
        <draw:frame draw:style-name="gr8" draw:text-style-name="P5" draw:layer="layout" svg:width="4.168cm" svg:height="0.683cm" svg:x="2.205cm" svg:y="9.363cm">
          <draw:text-box>
            <text:p><text:span text:style-name="T3">Ok, Temp: 32 degree</text:span></text:p>
          </draw:text-box>
        </draw:frame>
        <draw:frame draw:style-name="gr9" draw:text-style-name="P5" draw:layer="layout" svg:width="5.071cm" svg:height="0.683cm" svg:x="10.312cm" svg:y="10.182cm">
          <draw:text-box>
            <text:p><text:span text:style-name="T3">Ok, Temp: 32 degree</text:span></text:p>
          </draw:text-box>
        </draw:frame>
        <draw:frame draw:style-name="gr10" draw:text-style-name="P5" draw:layer="layout" svg:width="5.072cm" svg:height="0.683cm" svg:x="6.146cm" svg:y="9.669cm">
          <draw:text-box>
            <text:p><text:span text:style-name="T3">Ok, Temp: 32 degree</text:span></text:p>
          </draw:text-box>
        </draw:frame>
        <draw:line draw:style-name="gr7" draw:text-style-name="P4" draw:layer="layout" svg:x1="1.916cm" svg:y1="11.934cm" svg:x2="18.484cm" svg:y2="13.687cm">
          <text:p text:style-name="P1"><text:span text:style-name="T3">Accept, Rep4: 1, 32 degree</text:span></text:p>
          <text:p text:style-name="P1"><text:span text:style-name="T3"/></text:p>
        </draw:line>
        <draw:line draw:style-name="gr7" draw:text-style-name="P1" draw:layer="layout" svg:x1="1.916cm" svg:y1="12.051cm" svg:x2="14.489cm" svg:y2="13.921cm">
          <text:p text:style-name="P1"><text:span text:style-name="T3">Accept, Rep4: 1, 32 degree</text:span></text:p>
          <text:p text:style-name="P1"><text:span text:style-name="T3"/></text:p>
        </draw:line>
        <draw:line draw:style-name="gr7" draw:text-style-name="P1" draw:layer="layout" svg:x1="1.916cm" svg:y1="12.168cm" svg:x2="6.734cm" svg:y2="13.337cm">
          <text:p text:style-name="P1"><text:span text:style-name="T3">Accept, Rep4: 1, 32 degree</text:span></text:p>
          <text:p text:style-name="P1"><text:span text:style-name="T3"/></text:p>
        </draw:line>
        <draw:line draw:style-name="gr4" draw:text-style-name="P1" draw:layer="layout" svg:x1="6.616cm" svg:y1="14.155cm" svg:x2="1.916cm" svg:y2="15.09cm">
          <text:p/>
        </draw:line>
        <draw:line draw:style-name="gr4" draw:text-style-name="P1" draw:layer="layout" svg:x1="14.489cm" svg:y1="13.921cm" svg:x2="1.916cm" svg:y2="15.44cm">
          <text:p/>
        </draw:line>
        <draw:line draw:style-name="gr4" draw:text-style-name="P1" draw:layer="layout" svg:x1="18.367cm" svg:y1="13.804cm" svg:x2="1.799cm" svg:y2="16.024cm">
          <text:p/>
        </draw:line>
        <draw:frame draw:style-name="gr11" draw:text-style-name="P5" draw:layer="layout" svg:width="1.061cm" svg:height="0.683cm" svg:x="4.108cm" svg:y="13.993cm">
          <draw:text-box>
            <text:p><text:span text:style-name="T3">OK</text:span></text:p>
          </draw:text-box>
        </draw:frame>
        <draw:frame draw:style-name="gr12" draw:text-style-name="P5" draw:layer="layout" svg:width="1.061cm" svg:height="0.683cm" svg:x="11.904cm" svg:y="14.155cm">
          <draw:text-box>
            <text:p><text:span text:style-name="T3">OK</text:span></text:p>
          </draw:text-box>
        </draw:frame>
        <draw:frame draw:style-name="gr11" draw:text-style-name="P5" draw:layer="layout" svg:width="1.061cm" svg:height="0.683cm" svg:x="8.027cm" svg:y="14.155cm">
          <draw:text-box>
            <text:p><text:span text:style-name="T3">OK</text:span></text:p>
          </draw:text-box>
        </draw:frame>
        <draw:line draw:style-name="gr7" draw:text-style-name="P4" draw:layer="layout" svg:x1="1.916cm" svg:y1="16.258cm" svg:x2="6.616cm" svg:y2="16.842cm">
          <text:p text:style-name="P1"><text:span text:style-name="T3">Decide, 32 degree</text:span></text:p>
          <text:p text:style-name="P1"><text:span text:style-name="T3"/></text:p>
        </draw:line>
        <draw:line draw:style-name="gr7" draw:text-style-name="P4" draw:layer="layout" svg:x1="1.916cm" svg:y1="16.375cm" svg:x2="14.489cm" svg:y2="18.712cm">
          <text:p text:style-name="P1"><text:span text:style-name="T3">Decide, 32 degree</text:span></text:p>
          <text:p text:style-name="P1"><text:span text:style-name="T3"/></text:p>
        </draw:line>
        <draw:line draw:style-name="gr7" draw:text-style-name="P4" draw:layer="layout" svg:x1="1.916cm" svg:y1="16.609cm" svg:x2="18.367cm" svg:y2="20.466cm">
          <text:p text:style-name="P1"><text:span text:style-name="T3"><text:s text:c="34"/></text:span><text:span text:style-name="T3">Decide, 32 degree</text:span></text:p>
          <text:p text:style-name="P1"><text:span text:style-name="T3"/></text:p>
        </draw:line>
        <draw:frame draw:style-name="gr13" draw:layer="layout" svg:width="4.992cm" svg:height="1.673cm" svg:x="1.596cm" svg:y="3.137cm">
          <draw:text-box>
            <text:p>Proposer</text:p>
            <text:p>(leader)</text:p>
          </draw:text-box>
        </draw:frame>
        <draw:frame draw:style-name="gr14" draw:layer="layout" svg:width="3.055cm" svg:height="1.539cm" svg:x="5.677cm" svg:y="3.286cm">
          <draw:text-box>
            <text:p>Acceptor</text:p>
          </draw:text-box>
        </draw:frame>
        <draw:frame draw:style-name="gr14" draw:layer="layout" svg:width="3.055cm" svg:height="1.539cm" svg:x="15.986cm" svg:y="3.525cm">
          <draw:text-box>
            <text:p>Acceptor</text:p>
          </draw:text-box>
        </draw:frame>
        <draw:frame draw:style-name="gr14" draw:layer="layout" svg:width="3.055cm" svg:height="1.539cm" svg:x="12.303cm" svg:y="3.413cm">
          <draw:text-box>
            <text:p>Acceptor</text:p>
          </draw:text-box>
        </draw:frame>
        <draw:frame draw:style-name="gr15" draw:text-style-name="P3" draw:layer="layout" svg:width="12.643cm" svg:height="0.962cm" svg:x="5.572cm" svg:y="15.859cm">
          <draw:text-box>
            <text:p><text:span text:style-name="T2">The Temperature is decided as 32 degrees</text:span></text:p>
          </draw:text-box>
        </draw:frame>
        <draw:line draw:style-name="gr7" draw:text-style-name="P4" draw:layer="layout" svg:x1="1.799cm" svg:y1="17.544cm" svg:x2="10.612cm" svg:y2="19.998cm">
          <text:p text:style-name="P1"><text:span text:style-name="T3">Response: Temp = 32</text:span></text:p>
          <text:p text:style-name="P1"><text:span text:style-name="T3"/></text:p>
        </draw:line>
        <draw:line draw:style-name="gr7" draw:text-style-name="P1" draw:layer="layout" svg:x1="6.617cm" svg:y1="19.18cm" svg:x2="10.612cm" svg:y2="20.816cm">
          <text:p text:style-name="P1"><text:span text:style-name="T3">Response: Temp = 32</text:span></text:p>
          <text:p text:style-name="P1"><text:span text:style-name="T3"/></text:p>
        </draw:line>
        <draw:line draw:style-name="gr4" draw:text-style-name="P1" draw:layer="layout" svg:x1="14.489cm" svg:y1="20.349cm" svg:x2="10.494cm" svg:y2="21.518cm">
          <text:p/>
        </draw:line>
        <draw:line draw:style-name="gr4" draw:text-style-name="P1" draw:layer="layout" svg:x1="18.367cm" svg:y1="20.582cm" svg:x2="10.494cm" svg:y2="22.335cm">
          <text:p/>
        </draw:line>
        <draw:frame draw:style-name="gr16" draw:text-style-name="P5" draw:layer="layout" svg:width="4.329cm" svg:height="0.683cm" svg:x="10.846cm" svg:y="20.538cm">
          <draw:text-box>
            <text:p><text:span text:style-name="T3">Response: Temp = 32</text:span></text:p>
          </draw:text-box>
        </draw:frame>
        <draw:frame draw:style-name="gr16" draw:text-style-name="P5" draw:layer="layout" svg:width="4.329cm" svg:height="0.683cm" svg:x="14.335cm" svg:y="21.145cm">
          <draw:text-box>
            <text:p><text:span text:style-name="T3">Response: Temp = 32</text:span></text:p>
          </draw:text-box>
        </draw:frame>
        <draw:line draw:style-name="gr17" draw:text-style-name="P1" draw:layer="layout" svg:x1="11.082cm" svg:y1="20.465cm" svg:x2="9.907cm" svg:y2="22.685cm">
          <text:p/>
        </draw:line>
        <draw:line draw:style-name="gr17" draw:text-style-name="P1" draw:layer="layout" svg:x1="9.907cm" svg:y1="20.465cm" svg:x2="11.2cm" svg:y2="22.685cm">
          <text:p/>
        </draw:line>
        <draw:frame draw:style-name="gr18" draw:text-style-name="P6" draw:layer="layout" svg:width="7.208cm" svg:height="1.673cm" svg:x="3.794cm" svg:y="20.816cm">
          <draw:text-box>
            <text:p><text:span text:style-name="T4">Keep first response and</text:span></text:p>
            <text:p><text:span text:style-name="T4">Discard others</text:span></text:p>
          </draw:text-box>
        </draw:frame>
        <draw:ellipse draw:style-name="gr19" draw:text-style-name="P1" draw:layer="layout" svg:width="1.083cm" svg:height="0.762cm" svg:x="10.488cm" svg:y="3.54cm">
          <text:p text:style-name="P1">1</text:p>
        </draw:ellipse>
        <draw:ellipse draw:style-name="gr19" draw:text-style-name="P1" draw:layer="layout" svg:width="1.083cm" svg:height="0.762cm" svg:x="1.705cm" svg:y="12.43cm">
          <text:p text:style-name="P1">4</text:p>
        </draw:ellipse>
        <draw:ellipse draw:style-name="gr19" draw:text-style-name="P1" draw:layer="layout" svg:width="1.083cm" svg:height="0.762cm" svg:x="1.585cm" svg:y="10.017cm">
          <text:p text:style-name="P1">3</text:p>
        </draw:ellipse>
        <draw:ellipse draw:style-name="gr19" draw:text-style-name="P1" draw:layer="layout" svg:width="1.082cm" svg:height="0.762cm" svg:x="1.826cm" svg:y="6.842cm">
          <text:p text:style-name="P1">2</text:p>
        </draw:ellipse>
        <draw:ellipse draw:style-name="gr19" draw:text-style-name="P1" draw:layer="layout" svg:width="1.083cm" svg:height="0.762cm" svg:x="1.946cm" svg:y="16.875cm">
          <text:p text:style-name="P1">6</text:p>
        </draw:ellipse>
        <draw:ellipse draw:style-name="gr19" draw:text-style-name="P1" draw:layer="layout" svg:width="1.083cm" svg:height="0.762cm" svg:x="1.949cm" svg:y="14.081cm">
          <text:p text:style-name="P1">5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5-05T15:51:50</meta:creation-date>
    <dc:date>2015-05-06T04:19:20</dc:date>
    <dc:creator>Ashraf Ali Shaik</dc:creator>
    <meta:editing-duration>PT1H51M12S</meta:editing-duration>
    <meta:editing-cycles>25</meta:editing-cycles>
    <meta:generator>OpenOffice/4.1.1$Unix OpenOffice.org_project/411m6$Build-9775</meta:generator>
    <meta:document-statistic meta:object-count="57"/>
  </office:meta>
</office:document-meta>
</file>